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in" fo:margin-bottom="0.0799in" style:contextual-spacing="false" fo:line-height="100%" fo:text-align="justify" style:justify-single-word="false"/>
      <style:text-properties fo:color="#004f9e" loext:opacity="100%" style:font-name="Carlito" officeooo:rsid="000df408" officeooo:paragraph-rsid="000df408"/>
    </style:style>
    <style:style style:name="P2" style:family="paragraph" style:parent-style-name="Text_20_body">
      <style:paragraph-properties fo:line-height="100%" fo:text-align="justify" style:justify-single-word="false"/>
      <style:text-properties style:font-name="Carlito" officeooo:paragraph-rsid="000f0f8b"/>
    </style:style>
    <style:style style:name="P3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fo:color="#666666" loext:opacity="100%" style:font-name="Carlito" fo:font-weight="bold" officeooo:rsid="0000bd3f" officeooo:paragraph-rsid="000f0f8b" style:font-weight-asian="bold" style:font-weight-complex="bold"/>
    </style:style>
    <style:style style:name="P4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style:font-name="Carlito"/>
    </style:style>
    <style:style style:name="P5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c7355" officeooo:paragraph-rsid="000f0f8b"/>
    </style:style>
    <style:style style:name="P6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0bd3f" officeooo:paragraph-rsid="0018ac3c"/>
    </style:style>
    <style:style style:name="P7" style:family="paragraph" style:parent-style-name="Standard">
      <style:paragraph-properties fo:margin-top="0.2in" fo:margin-bottom="0in" style:contextual-spacing="false" fo:text-align="justify" style:justify-single-word="false"/>
      <style:text-properties style:font-name="Carlito" officeooo:rsid="0000bd3f" officeooo:paragraph-rsid="0018ac3c"/>
    </style:style>
    <style:style style:name="P8" style:family="paragraph" style:parent-style-name="Standard" style:list-style-name="L3">
      <style:paragraph-properties fo:margin-top="0.1in" fo:margin-bottom="0in" style:contextual-spacing="false" fo:text-align="justify" style:justify-single-word="false"/>
      <style:text-properties style:font-name="Carlito" officeooo:rsid="000f0f8b" officeooo:paragraph-rsid="000f0f8b"/>
    </style:style>
    <style:style style:name="P9" style:family="paragraph" style:parent-style-name="Standard" style:list-style-name="L3">
      <style:paragraph-properties fo:margin-top="0.1in" fo:margin-bottom="0in" style:contextual-spacing="false" fo:text-align="justify" style:justify-single-word="false"/>
      <style:text-properties style:font-name="Carlito" officeooo:rsid="000f0f8b" officeooo:paragraph-rsid="0018ac3c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Carlito" officeooo:rsid="0000bd3f" officeooo:paragraph-rsid="000f0f8b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Carlito" officeooo:rsid="000f0f8b" officeooo:paragraph-rsid="000f0f8b"/>
    </style:style>
    <style:style style:name="P12" style:family="paragraph" style:parent-style-name="Text_20_body" style:list-style-name="L1">
      <style:paragraph-properties fo:line-height="100%" fo:text-align="justify" style:justify-single-word="false"/>
      <style:text-properties style:font-name="Carlito" officeooo:paragraph-rsid="000df408"/>
    </style:style>
    <style:style style:name="P13" style:family="paragraph" style:parent-style-name="Text_20_body" style:list-style-name="L2">
      <style:paragraph-properties fo:margin-top="0.1in" fo:margin-bottom="0in" style:contextual-spacing="false" fo:line-height="100%" fo:text-align="justify" style:justify-single-word="false"/>
      <style:text-properties style:font-name="Carlito" officeooo:paragraph-rsid="000f0f8b"/>
    </style:style>
    <style:style style:name="P14" style:family="paragraph" style:parent-style-name="Text_20_body">
      <style:paragraph-properties fo:margin-top="0.2in" fo:margin-bottom="0.1in" style:contextual-spacing="false" fo:line-height="100%" fo:text-align="justify" style:justify-single-word="false"/>
      <style:text-properties style:font-name="Carlito" officeooo:paragraph-rsid="000df408"/>
    </style:style>
    <style:style style:name="P15" style:family="paragraph" style:parent-style-name="Text_20_body" style:list-style-name="L1">
      <style:paragraph-properties fo:line-height="100%" fo:text-align="justify" style:justify-single-word="false"/>
      <style:text-properties style:font-name="Carlito" officeooo:rsid="000df408" officeooo:paragraph-rsid="000df4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0f8b" style:font-weight-asian="bold" style:font-weight-complex="bold"/>
    </style:style>
    <style:style style:name="T3" style:family="text">
      <style:text-properties fo:font-weight="bold" officeooo:rsid="0003d1c8" style:font-weight-asian="bold" style:font-weight-complex="bold"/>
    </style:style>
    <style:style style:name="T4" style:family="text">
      <style:text-properties fo:font-weight="bold" officeooo:rsid="0016cd26" style:font-weight-asian="bold" style:font-weight-complex="bold"/>
    </style:style>
    <style:style style:name="T5" style:family="text">
      <style:text-properties fo:font-weight="bold" officeooo:rsid="0018ac3c" style:font-weight-asian="bold" style:font-weight-complex="bold"/>
    </style:style>
    <style:style style:name="T6" style:family="text">
      <style:text-properties officeooo:rsid="000df408"/>
    </style:style>
    <style:style style:name="T7" style:family="text">
      <style:text-properties officeooo:rsid="0000bd3f"/>
    </style:style>
    <style:style style:name="T8" style:family="text">
      <style:text-properties officeooo:rsid="00041a30"/>
    </style:style>
    <style:style style:name="T9" style:family="text">
      <style:text-properties officeooo:rsid="0003d1c8"/>
    </style:style>
    <style:style style:name="T10" style:family="text">
      <style:text-properties officeooo:rsid="000ea470"/>
    </style:style>
    <style:style style:name="T11" style:family="text">
      <style:text-properties officeooo:rsid="000f0f8b"/>
    </style:style>
    <style:style style:name="T12" style:family="text">
      <style:text-properties style:text-position="sub 58%" officeooo:rsid="0003d1c8"/>
    </style:style>
    <style:style style:name="T13" style:family="text">
      <style:text-properties officeooo:rsid="000215b3"/>
    </style:style>
    <style:style style:name="T14" style:family="text">
      <style:text-properties fo:color="#004f9e" loext:opacity="100%" officeooo:rsid="000215b3"/>
    </style:style>
    <style:style style:name="T15" style:family="text">
      <style:text-properties fo:color="#004f9e" loext:opacity="100%" officeooo:rsid="0018ac3c"/>
    </style:style>
    <style:style style:name="T16" style:family="text">
      <style:text-properties fo:color="#004f9e" loext:opacity="100%" fo:font-weight="bold" officeooo:rsid="0018ac3c" style:font-weight-asian="bold" style:font-weight-complex="bold"/>
    </style:style>
    <style:style style:name="T17" style:family="text">
      <style:text-properties fo:color="#9e4f00" loext:opacity="100%" officeooo:rsid="0003d1c8"/>
    </style:style>
    <style:style style:name="T18" style:family="text">
      <style:text-properties fo:color="#9e4f00" loext:opacity="100%" officeooo:rsid="0018ac3c"/>
    </style:style>
    <style:style style:name="T19" style:family="text">
      <style:text-properties fo:color="#9e4f00" loext:opacity="100%" officeooo:rsid="0013b090"/>
    </style:style>
    <style:style style:name="T20" style:family="text">
      <style:text-properties fo:color="#9e4f00" loext:opacity="100%" fo:font-weight="bold" officeooo:rsid="0018ac3c" style:font-weight-asian="bold" style:font-weight-complex="bold"/>
    </style:style>
    <style:style style:name="T21" style:family="text">
      <style:text-properties fo:color="#4f9e00" loext:opacity="100%" fo:font-weight="bold" style:font-weight-asian="bold" style:font-weight-complex="bold"/>
    </style:style>
    <style:style style:name="T22" style:family="text">
      <style:text-properties fo:color="#000000" loext:opacity="100%" officeooo:rsid="000215b3"/>
    </style:style>
    <style:style style:name="T23" style:family="text">
      <style:text-properties fo:color="#000000" loext:opacity="100%" fo:font-weight="bold" style:font-weight-asian="bold" style:font-weight-complex="bold"/>
    </style:style>
    <style:style style:name="T24" style:family="text">
      <style:text-properties fo:color="#000000" loext:opacity="100%" fo:font-weight="bold" officeooo:rsid="000215b3" style:font-weight-asian="bold" style:font-weight-complex="bold"/>
    </style:style>
    <style:style style:name="T25" style:family="text">
      <style:text-properties fo:color="#000000" loext:opacity="100%" fo:font-weight="bold" officeooo:rsid="00157337" style:font-weight-asian="bold" style:font-weight-complex="bold"/>
    </style:style>
    <style:style style:name="T26" style:family="text">
      <style:text-properties fo:color="#000000" loext:opacity="100%" fo:font-weight="bold" officeooo:rsid="0018ac3c" style:font-weight-asian="bold" style:font-weight-complex="bold"/>
    </style:style>
    <style:style style:name="T27" style:family="text">
      <style:text-properties style:text-position="0% 100%"/>
    </style:style>
    <style:style style:name="T28" style:family="text">
      <style:text-properties officeooo:rsid="0010e361"/>
    </style:style>
    <style:style style:name="T29" style:family="text">
      <style:text-properties officeooo:rsid="0013b090"/>
    </style:style>
    <style:style style:name="T30" style:family="text">
      <style:text-properties officeooo:rsid="00157337"/>
    </style:style>
    <style:style style:name="T31" style:family="text">
      <style:text-properties fo:color="#c9211e" loext:opacity="100%" officeooo:rsid="00157337"/>
    </style:style>
    <style:style style:name="T32" style:family="text">
      <style:text-properties officeooo:rsid="00169085"/>
    </style:style>
    <style:style style:name="T33" style:family="text">
      <style:text-properties officeooo:rsid="0016cd26"/>
    </style:style>
    <style:style style:name="T34" style:family="text">
      <style:text-properties officeooo:rsid="00181bc4"/>
    </style:style>
    <style:style style:name="T35" style:family="text">
      <style:text-properties officeooo:rsid="0018ac3c"/>
    </style:style>
    <style:style style:name="T36" style:family="text">
      <style:text-properties fo:color="#b00000" loext:opacity="100%" officeooo:rsid="00157337"/>
    </style:style>
    <style:style style:name="T37" style:family="text">
      <style:text-properties fo:color="#b00000" loext:opacity="100%" officeooo:rsid="0018ac3c"/>
    </style:style>
    <style:style style:name="T38" style:family="text">
      <style:text-properties fo:color="#b00000" loext:opacity="100%" officeooo:rsid="0003d1c8"/>
    </style:style>
    <style:style style:name="T39" style:family="text">
      <style:text-properties fo:color="#b00000" loext:opacity="100%" fo:font-weight="bold" officeooo:rsid="0018ac3c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ar<text:span text:style-name="T10">t</text:span>i<text:span text:style-name="T10">c</text:span>ipant: <text:span text:style-name="T33">NUCLEAR</text:span></text:h>
      <text:p text:style-name="P14"><text:span text:style-name="T7">You are responsible for the </text:span><text:span text:style-name="T4">NUCLEAR</text:span><text:span text:style-name="T7"> </text:span><text:span text:style-name="T6">technology </text:span><text:span text:style-name="T7">in the market.</text:span></text:p>
      <text:p text:style-name="P2"><text:span text:style-name="T7">In </text:span><text:span text:style-name="T11">real life,</text:span><text:span text:style-name="T7"> </text:span><text:span text:style-name="T9">a </text:span><text:span text:style-name="T7">bid includes multiple energy and price segments. </text:span><text:span text:style-name="T11">However, for simplicity's sake, </text:span><text:span text:style-name="T6">in this game you will </text:span><text:span text:style-name="T11">only <text:s/></text:span><text:span text:style-name="T6">offer </text:span><text:span text:style-name="T11">one segment</text:span><text:span text:style-name="T6">. </text:span>Therefore, your bid for a specific round <text:span text:style-name="T6">will </text:span>consist of <text:span text:style-name="T6">the following</text:span>:</text:p>
      <text:list text:style-name="L1">
        <text:list-item>
          <text:p text:style-name="P12"><text:span text:style-name="T6">T</text:span>he <text:span text:style-name="T1">price</text:span> per megawatt-hour (€/MWh) at which you are willing to sell your energy. The minimum value (floor) is 0 €/MWh. The maximum value (cap) is 180 <text:span text:style-name="T28">€</text:span>/M<text:span text:style-name="T6">W</text:span>h.</text:p>
        </text:list-item>
        <text:list-item>
          <text:p text:style-name="P15">The amount of <text:span text:style-name="T1">energy</text:span> you are offering (GWh). The minimum value is 0 GWh. The maximum is <text:span text:style-name="T30">1</text:span><text:span text:style-name="T34">0</text:span> GWh.</text:p>
        </text:list-item>
      </text:list>
      <text:h text:style-name="P3" text:outline-level="3">Take into consideration that:</text:h>
      <text:list text:style-name="L2">
        <text:list-item>
          <text:p text:style-name="P13"><text:span text:style-name="T9">Your unitary variable cost associated </text:span><text:span text:style-name="T11">with</text:span><text:span text:style-name="T9"> </text:span><text:span text:style-name="T11">fuel consumption</text:span><text:span text:style-name="T9"> is </text:span><text:span text:style-name="T5">5</text:span><text:span text:style-name="T3"> €/M</text:span><text:span text:style-name="T2">W</text:span><text:span text:style-name="T3">h</text:span><text:span text:style-name="T9">.</text:span></text:p>
        </text:list-item>
        <text:list-item>
          <text:p text:style-name="P5"><text:span text:style-name="T9">Your </text:span><text:span text:style-name="T30">don’t have </text:span><text:span text:style-name="T9">CO</text:span><text:span text:style-name="T12">2</text:span><text:span text:style-name="T9"> emissions </text:span><text:span text:style-name="T30">associated with generation.</text:span></text:p>
        </text:list-item>
        <text:list-item>
          <text:p text:style-name="P6"><text:span text:style-name="T35">Nuclear plants must work at full capacity. This means that, regardless the energy you sell in each </text:span><text:span text:style-name="T8">round, your plant will deliver 10 GWh. If you sell less than that, you will pay a penalty (because you will inject more energy than that compromised in the market, thus you create an imbalance). </text:span>The penalty price <text:span text:style-name="T30">is different for each round, and </text:span>depends on the overall imbalance, considering deviations from all participants.</text:p>
        </text:list-item>
      </text:list>
      <text:p text:style-name="P7">For example, if you sell 8 GWh in the market, you create an imbalance <text:span text:style-name="T35">of 2 GWh. If </text:span>the market clearing price is <text:span text:style-name="T35">2</text:span>0 €/MWh:</text:p>
      <text:list text:style-name="L3">
        <text:list-item>
          <text:p text:style-name="P8"><text:span text:style-name="T13">You earn </text:span><text:span text:style-name="T35">8</text:span>x<text:span text:style-name="T35">2</text:span><text:span text:style-name="T13">0 = </text:span><text:span text:style-name="T15">16</text:span><text:span text:style-name="T14">0 thousand €</text:span><text:span text:style-name="T13"> (</text:span><text:span text:style-name="T14">market incomes</text:span><text:span text:style-name="T13">).</text:span></text:p>
        </text:list-item>
        <text:list-item>
          <text:p text:style-name="P9"><text:span text:style-name="T35">Since you actually generate 10 GWh, y</text:span><text:span text:style-name="T9">ou pay </text:span><text:span text:style-name="T35">10</text:span><text:span text:style-name="T9">x</text:span><text:span text:style-name="T29">5</text:span><text:span text:style-name="T9"> = </text:span><text:span text:style-name="T18">5</text:span><text:span text:style-name="T19">0</text:span><text:span text:style-name="T17"> thousand €</text:span><text:span text:style-name="T9"> </text:span>for the fuel consumption <text:span text:style-name="T9">(</text:span><text:span text:style-name="T17">variable cost</text:span><text:span text:style-name="T9">)</text:span><text:span text:style-name="T35">.</text:span></text:p>
        </text:list-item>
        <text:list-item>
          <text:p text:style-name="P8"><text:span text:style-name="T30">If the penalty price were </text:span><text:span text:style-name="T35">3</text:span><text:span text:style-name="T30">0 €/MWh, you </text:span><text:span text:style-name="T32">would </text:span><text:span text:style-name="T30">pay a </text:span><text:span text:style-name="T36">penalty</text:span><text:span text:style-name="T30"> of </text:span><text:span text:style-name="T35">2</text:span><text:span text:style-name="T9">x</text:span><text:span text:style-name="T35">3</text:span><text:span text:style-name="T9">0 = </text:span><text:span text:style-name="T37">60</text:span><text:span text:style-name="T36"> </text:span><text:span text:style-name="T38">thousand €</text:span><text:span text:style-name="T9">.</text:span></text:p>
        </text:list-item>
        <text:list-item>
          <text:p text:style-name="P8"><text:span text:style-name="T13">Thus</text:span><text:span text:style-name="T22">, overall, </text:span><text:span text:style-name="T24">you earn </text:span><text:span text:style-name="T16">160</text:span><text:span text:style-name="T24">-</text:span><text:span text:style-name="T20">50</text:span><text:span text:style-name="T26">-</text:span><text:span text:style-name="T39">60</text:span><text:span text:style-name="T24"> = </text:span><text:span text:style-name="T26">5</text:span><text:span text:style-name="T25">0</text:span><text:span text:style-name="T24"> thousand € </text:span><text:span text:style-name="T23">(</text:span><text:span text:style-name="T21">total incomes</text:span><text:span text:style-name="T23">)</text:span><text:span text:style-name="T24">.</text:span></text:p>
        </text:list-item>
      </text:list>
      <text:p text:style-name="P10"/>
      <text:p text:style-name="P11"><text:span text:style-name="T27"/></text:p>
      <text:h text:style-name="P4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09:54:57.724056513</meta:creation-date>
    <dc:date>2026-02-18T15:13:46.923765395</dc:date>
    <meta:editing-duration>PT50M15S</meta:editing-duration>
    <meta:editing-cycles>19</meta:editing-cycles>
    <meta:generator>LibreOffice/24.2.7.2$Linux_X86_64 LibreOffice_project/420$Build-2</meta:generator>
    <meta:print-date>2026-02-18T14:40:48.962343504</meta:print-date>
    <meta:printed-by>PDF files</meta:printed-by>
    <meta:document-statistic meta:table-count="0" meta:image-count="0" meta:object-count="0" meta:page-count="1" meta:paragraph-count="14" meta:word-count="280" meta:character-count="1566" meta:non-whitespace-character-count="1308"/>
  </office:meta>
</office:document-meta>
</file>